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Resistance k</text:p>
          </table:table-cell>
          <table:table-cell table:style-name="ce1" office:value-type="string" calcext:value-type="string">
            <text:p>Voltage Drop</text:p>
          </table:table-cell>
          <table:table-cell office:value-type="string" calcext:value-type="string">
            <text:p>Cumulative 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mW</text:p>
          </table:table-cell>
          <table:table-cell table:formula="of:=[.C3]*[.D4]" office:value-type="float" office:value="3.35820895522388" calcext:value-type="float">
            <text:p>3,3582089552238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urrent mA</text:p>
          </table:table-cell>
          <table:table-cell table:formula="of:=[.D4]/[.C4]" office:value-type="float" office:value="0.223880597014925" calcext:value-type="float">
            <text:p>0,223880597014925</text:p>
          </table:table-cell>
          <table:table-cell table:formula="of:=[.D4]/900*1022" office:value-type="float" office:value="17.0333333333333" calcext:value-type="float">
            <text:p>17,03</text:p>
          </table:table-cell>
          <table:table-cell office:value-type="string" calcext:value-type="string">
            <text:p>Voltage at ADC 10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:.C7])" office:value-type="float" office:value="67" calcext:value-type="float">
            <text:p>67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arget Voltage at ADC 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Source</text:p>
          </table:table-cell>
          <table:table-cell table:style-name="ce2" office:value-type="float" office:value="47" calcext:value-type="float">
            <text:p>47</text:p>
          </table:table-cell>
          <table:table-cell table:formula="of:=[.C5]*[.C$3]" office:value-type="float" office:value="10.5223880597015" calcext:value-type="float">
            <text:p>10,5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table:style-name="ce2" office:value-type="float" office:value="10" calcext:value-type="float">
            <text:p>10</text:p>
          </table:table-cell>
          <table:table-cell table:formula="of:=[.C6]*[.C$3]" office:value-type="float" office:value="2.23880597014925" calcext:value-type="float">
            <text:p>2,24</text:p>
          </table:table-cell>
          <table:table-cell table:style-name="ce3" table:formula="of:=[.E7]+[.D6]" office:value-type="float" office:value="4.47761194029851" calcext:value-type="float">
            <text:p>4,48</text:p>
          </table:table-cell>
          <table:table-cell table:style-name="ce1" office:value-type="string" calcext:value-type="string">
            <text:p>Highest V</text:p>
          </table:table-cell>
        </table:table-row>
        <table:table-row table:style-name="ro1">
          <table:table-cell/>
          <table:table-cell office:value-type="string" calcext:value-type="string">
            <text:p>To Ground</text:p>
          </table:table-cell>
          <table:table-cell table:style-name="ce2" office:value-type="float" office:value="10" calcext:value-type="float">
            <text:p>10</text:p>
          </table:table-cell>
          <table:table-cell table:formula="of:=[.C7]*[.C$3]" office:value-type="float" office:value="2.23880597014925" calcext:value-type="float">
            <text:p>2,24</text:p>
          </table:table-cell>
          <table:table-cell table:style-name="ce3" table:formula="of:=[.D7]" office:value-type="float" office:value="2.23880597014925" calcext:value-type="float">
            <text:p>2,24</text:p>
          </table:table-cell>
          <table:table-cell table:style-name="ce1" office:value-type="string" calcext:value-type="string">
            <text:p>Lowest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2:50:59.873838892</meta:creation-date>
    <dc:date>2021-04-11T23:00:18.815373031</dc:date>
    <meta:editing-duration>PT9M19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